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Helvetica Neue" svg:font-family="Helvetica Neue" style:font-family-generic="system"/>
    <style:font-face style:name="inherit" svg:font-family="inheri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margin-bottom="0.1041in" style:line-height-at-least="0.4166in"/>
    </style:style>
    <style:style style:name="T2" style:parent-style-name="DefaultParagraphFont" style:family="text">
      <style:text-properties style:font-name="Helvetica Neue" fo:color="#333333"/>
    </style:style>
    <style:style style:name="T3" style:parent-style-name="DefaultParagraphFont" style:family="text">
      <style:text-properties style:font-name="inherit" fo:color="#333333"/>
    </style:style>
    <style:style style:name="P4" style:parent-style-name="Textbody" style:family="paragraph">
      <style:paragraph-properties fo:margin-bottom="0.1041in" style:line-height-at-least="0.2083in"/>
      <style:text-properties style:font-name="Helvetica Neue" fo:color="#333333"/>
    </style:style>
    <style:style style:name="P5" style:parent-style-name="Textbody" style:family="paragraph">
      <style:paragraph-properties fo:margin-bottom="0.1041in" style:line-height-at-least="0.2083in"/>
      <style:text-properties style:font-name="Helvetica Neue" fo:color="#333333"/>
    </style:style>
    <style:style style:name="P6" style:parent-style-name="Textbody" style:family="paragraph">
      <style:paragraph-properties fo:margin-bottom="0.1041in" style:line-height-at-least="0.2083in"/>
      <style:text-properties style:font-name="Helvetica Neue" fo:color="#333333"/>
    </style:style>
    <style:style style:name="P7" style:parent-style-name="Textbody" style:family="paragraph">
      <style:paragraph-properties fo:margin-bottom="0.1041in" style:line-height-at-least="0.2083in"/>
      <style:text-properties style:font-name="Helvetica Neue" fo:color="#333333"/>
    </style:style>
    <style:style style:name="P8" style:parent-style-name="Textbody" style:family="paragraph">
      <style:paragraph-properties fo:margin-bottom="0.1041in" style:line-height-at-least="0.2083in"/>
      <style:text-properties style:font-name="Helvetica Neue" fo:color="#333333"/>
    </style:style>
    <style:style style:name="P9" style:parent-style-name="Textbody" style:family="paragraph">
      <style:paragraph-properties fo:margin-bottom="0.1041in" style:line-height-at-least="0.2083in"/>
      <style:text-properties style:font-name="Helvetica Neue" fo:color="#333333"/>
    </style:style>
    <style:style style:name="P10" style:parent-style-name="Textbody" style:family="paragraph">
      <style:paragraph-properties fo:margin-bottom="0.1041in" style:line-height-at-least="0.2083in"/>
    </style:style>
    <style:style style:name="T11" style:parent-style-name="DefaultParagraphFont" style:family="text">
      <style:text-properties style:font-name="Helvetica Neue" fo:color="#333333"/>
    </style:style>
    <style:style style:name="T12" style:parent-style-name="DefaultParagraphFont" style:family="text">
      <style:text-properties style:font-name="Helvetica Neue" fo:color="#0081BD"/>
    </style:style>
    <style:style style:name="T13" style:parent-style-name="DefaultParagraphFont" style:family="text">
      <style:text-properties style:font-name="Helvetica Neue" fo:color="#333333"/>
    </style:style>
    <style:style style:name="P14" style:parent-style-name="Textbody" style:family="paragraph">
      <style:paragraph-properties fo:margin-bottom="0.1041in" style:line-height-at-least="0.2083in"/>
      <style:text-properties style:font-name="Helvetica Neue" fo:color="#333333"/>
    </style:style>
    <style:style style:name="P15" style:parent-style-name="Textbody" style:family="paragraph">
      <style:paragraph-properties fo:margin-bottom="0.1041in" style:line-height-at-least="0.2083in"/>
      <style:text-properties style:font-name="Helvetica Neue" fo:color="#333333"/>
    </style:style>
    <style:style style:name="P16" style:parent-style-name="Textbody" style:family="paragraph">
      <style:paragraph-properties fo:margin-bottom="0.1041in" style:line-height-at-least="0.2083in"/>
    </style:style>
    <style:style style:name="T17" style:parent-style-name="DefaultParagraphFont" style:family="text">
      <style:text-properties style:font-name="Helvetica Neue" fo:color="#333333"/>
    </style:style>
    <style:style style:name="T18" style:parent-style-name="DefaultParagraphFont" style:family="text">
      <style:text-properties style:font-name="Helvetica Neue" fo:color="#333333"/>
    </style:style>
    <style:style style:name="T19" style:parent-style-name="StrongEmphasis" style:family="text">
      <style:text-properties style:font-name="Helvetica Neue" fo:color="#333333"/>
    </style:style>
    <style:style style:name="P20" style:parent-style-name="Textbody" style:family="paragraph">
      <style:paragraph-properties fo:margin-bottom="0.1041in" style:line-height-at-least="0.2083in"/>
      <style:text-properties style:font-name="Helvetica Neue" fo:color="#333333"/>
    </style:style>
    <style:style style:name="TableColumn22" style:family="table-column">
      <style:table-column-properties style:column-width="2.0951in" style:use-optimal-column-width="false"/>
    </style:style>
    <style:style style:name="TableColumn23" style:family="table-column">
      <style:table-column-properties style:column-width="1.7166in" style:use-optimal-column-width="false"/>
    </style:style>
    <style:style style:name="TableColumn24" style:family="table-column">
      <style:table-column-properties style:column-width="1.5687in" style:use-optimal-column-width="false"/>
    </style:style>
    <style:style style:name="Table21" style:family="table">
      <style:table-properties style:width="5.3805in" fo:margin-left="0in" table:align="left"/>
    </style:style>
    <style:style style:name="TableRow25" style:family="table-row">
      <style:table-row-properties style:use-optimal-row-height="false"/>
    </style:style>
    <style:style style:name="TableCell26" style:family="table-cell">
      <style:table-cell-properties fo:border="0.0034in dashed #888888" style:writing-mode="lr-tb" style:vertical-align="middle" fo:padding-top="0.0208in" fo:padding-left="0.0208in" fo:padding-bottom="0.0208in" fo:padding-right="0.0208in"/>
    </style:style>
    <style:style style:name="P27" style:parent-style-name="TableContents" style:family="paragraph">
      <style:paragraph-properties fo:margin-bottom="0.1041in"/>
    </style:style>
    <style:style style:name="T28" style:parent-style-name="StrongEmphasis" style:family="text">
      <style:text-properties style:font-name="Helvetica Neue" fo:color="#333333" fo:font-size="10pt" style:font-size-asian="10pt"/>
    </style:style>
    <style:style style:name="TableCell29" style:family="table-cell">
      <style:table-cell-properties fo:border="0.0034in dashed #888888" style:writing-mode="lr-tb" style:vertical-align="middle" fo:padding-top="0.0208in" fo:padding-left="0.0208in" fo:padding-bottom="0.0208in" fo:padding-right="0.0208in"/>
    </style:style>
    <style:style style:name="P30" style:parent-style-name="TableContents" style:family="paragraph">
      <style:paragraph-properties fo:margin-bottom="0.1041in"/>
    </style:style>
    <style:style style:name="T31" style:parent-style-name="StrongEmphasis" style:family="text">
      <style:text-properties style:font-name="Helvetica Neue" fo:color="#333333" fo:font-size="10pt" style:font-size-asian="10pt"/>
    </style:style>
    <style:style style:name="TableCell32" style:family="table-cell">
      <style:table-cell-properties fo:border="0.0034in dashed #888888" style:writing-mode="lr-tb" style:vertical-align="middle" fo:padding-top="0.0208in" fo:padding-left="0.0208in" fo:padding-bottom="0.0208in" fo:padding-right="0.0208in"/>
    </style:style>
    <style:style style:name="P33" style:parent-style-name="TableContents" style:family="paragraph">
      <style:paragraph-properties fo:margin-bottom="0.1041in"/>
    </style:style>
    <style:style style:name="T34" style:parent-style-name="StrongEmphasis" style:family="text">
      <style:text-properties style:font-name="Helvetica Neue" fo:color="#333333" fo:font-size="10pt" style:font-size-asian="10pt"/>
    </style:style>
    <style:style style:name="TableRow35" style:family="table-row">
      <style:table-row-properties style:use-optimal-row-height="false"/>
    </style:style>
    <style:style style:name="TableCell36" style:family="table-cell">
      <style:table-cell-properties fo:border="0.0034in dashed #888888" style:writing-mode="lr-tb" style:vertical-align="middle" fo:padding-top="0.0208in" fo:padding-left="0.0208in" fo:padding-bottom="0.0208in" fo:padding-right="0.0208in"/>
    </style:style>
    <style:style style:name="P37" style:parent-style-name="TableContents" style:family="paragraph">
      <style:paragraph-properties fo:margin-bottom="0.1041in"/>
      <style:text-properties style:font-name="Helvetica Neue" fo:color="#333333" fo:font-size="10pt" style:font-size-asian="10pt"/>
    </style:style>
    <style:style style:name="TableCell38" style:family="table-cell">
      <style:table-cell-properties fo:border="0.0034in dashed #888888" style:writing-mode="lr-tb" style:vertical-align="middle" fo:padding-top="0.0208in" fo:padding-left="0.0208in" fo:padding-bottom="0.0208in" fo:padding-right="0.0208in"/>
    </style:style>
    <style:style style:name="P39" style:parent-style-name="TableContents" style:family="paragraph">
      <style:paragraph-properties fo:margin-bottom="0.1041in"/>
      <style:text-properties fo:color="#333333"/>
    </style:style>
    <style:style style:name="P40" style:parent-style-name="TableContents" style:family="paragraph">
      <style:paragraph-properties style:line-height-at-least="0.2083in"/>
      <style:text-properties style:font-name="Helvetica Neue" fo:color="#333333" fo:font-size="10pt" style:font-size-asian="10pt"/>
    </style:style>
    <style:style style:name="P41" style:parent-style-name="TableContents" style:family="paragraph">
      <style:paragraph-properties fo:margin-bottom="0.1041in"/>
      <style:text-properties fo:color="#333333"/>
    </style:style>
    <style:style style:name="TableCell42" style:family="table-cell">
      <style:table-cell-properties fo:border="0.0034in dashed #888888" style:writing-mode="lr-tb" style:vertical-align="middle" fo:padding-top="0.0208in" fo:padding-left="0.0208in" fo:padding-bottom="0.0208in" fo:padding-right="0.0208in"/>
    </style:style>
    <style:style style:name="P43" style:parent-style-name="TableContents" style:family="paragraph">
      <style:paragraph-properties fo:margin-bottom="0.1041in"/>
      <style:text-properties style:font-name="Helvetica Neue" fo:color="#333333" fo:font-size="10pt" style:font-size-asian="10pt"/>
    </style:style>
    <style:style style:name="TableRow44" style:family="table-row">
      <style:table-row-properties style:use-optimal-row-height="false"/>
    </style:style>
    <style:style style:name="TableCell45" style:family="table-cell">
      <style:table-cell-properties fo:border="0.0034in dashed #888888" style:writing-mode="lr-tb" style:vertical-align="middle" fo:padding-top="0.0208in" fo:padding-left="0.0208in" fo:padding-bottom="0.0208in" fo:padding-right="0.0208in"/>
    </style:style>
    <style:style style:name="P46" style:parent-style-name="TableContents" style:family="paragraph">
      <style:paragraph-properties fo:margin-bottom="0.1041in" style:line-height-at-least="0.2083in"/>
    </style:style>
    <style:style style:name="T47" style:parent-style-name="DefaultParagraphFont" style:family="text">
      <style:text-properties fo:color="#333333"/>
    </style:style>
    <style:style style:name="T48" style:parent-style-name="DefaultParagraphFont" style:family="text">
      <style:text-properties style:font-name="Helvetica Neue" fo:color="#333333" fo:font-size="10pt" style:font-size-asian="10pt"/>
    </style:style>
    <style:style style:name="TableCell49" style:family="table-cell">
      <style:table-cell-properties fo:border="0.0034in dashed #888888" style:writing-mode="lr-tb" style:vertical-align="middle" fo:padding-top="0.0208in" fo:padding-left="0.0208in" fo:padding-bottom="0.0208in" fo:padding-right="0.0208in"/>
    </style:style>
    <style:style style:name="P50" style:parent-style-name="TableContents" style:family="paragraph">
      <style:paragraph-properties fo:margin-bottom="0.1041in"/>
      <style:text-properties style:font-name="Helvetica Neue" fo:color="#333333" fo:font-size="10pt" style:font-size-asian="10pt"/>
    </style:style>
    <style:style style:name="TableCell51" style:family="table-cell">
      <style:table-cell-properties fo:border="0.0034in dashed #888888" style:writing-mode="lr-tb" style:vertical-align="middle" fo:padding-top="0.0208in" fo:padding-left="0.0208in" fo:padding-bottom="0.0208in" fo:padding-right="0.0208in"/>
    </style:style>
    <style:style style:name="P52" style:parent-style-name="TableContents" style:family="paragraph">
      <style:paragraph-properties fo:margin-bottom="0.1041in"/>
      <style:text-properties style:font-name="Helvetica Neue" fo:color="#333333" fo:font-size="10pt" style:font-size-asian="10pt"/>
    </style:style>
    <style:style style:name="TableRow53" style:family="table-row">
      <style:table-row-properties style:use-optimal-row-height="false"/>
    </style:style>
    <style:style style:name="TableCell54" style:family="table-cell">
      <style:table-cell-properties fo:border="0.0034in dashed #888888" style:writing-mode="lr-tb" style:vertical-align="middle" fo:padding-top="0.0208in" fo:padding-left="0.0208in" fo:padding-bottom="0.0208in" fo:padding-right="0.0208in"/>
    </style:style>
    <style:style style:name="P55" style:parent-style-name="TableContents" style:family="paragraph">
      <style:paragraph-properties fo:margin-bottom="0.1041in" style:line-height-at-least="0.2083in"/>
    </style:style>
    <style:style style:name="T56" style:parent-style-name="DefaultParagraphFont" style:family="text">
      <style:text-properties fo:color="#333333"/>
    </style:style>
    <style:style style:name="T57" style:parent-style-name="DefaultParagraphFont" style:family="text">
      <style:text-properties style:font-name="Helvetica Neue" fo:color="#333333" fo:font-size="10pt" style:font-size-asian="10pt"/>
    </style:style>
    <style:style style:name="TableCell58" style:family="table-cell">
      <style:table-cell-properties fo:border="0.0034in dashed #888888" style:writing-mode="lr-tb" style:vertical-align="middle" fo:padding-top="0.0208in" fo:padding-left="0.0208in" fo:padding-bottom="0.0208in" fo:padding-right="0.0208in"/>
    </style:style>
    <style:style style:name="P59" style:parent-style-name="TableContents" style:family="paragraph">
      <style:paragraph-properties fo:margin-bottom="0.1041in"/>
    </style:style>
    <style:style style:name="T60" style:parent-style-name="DefaultParagraphFont" style:family="text">
      <style:text-properties fo:color="#333333"/>
    </style:style>
    <style:style style:name="T61" style:parent-style-name="DefaultParagraphFont" style:family="text">
      <style:text-properties style:font-name="Helvetica Neue" fo:color="#333333" fo:font-size="10pt" style:font-size-asian="10pt"/>
    </style:style>
    <style:style style:name="TableCell62" style:family="table-cell">
      <style:table-cell-properties fo:border="0.0034in dashed #888888" style:writing-mode="lr-tb" style:vertical-align="middle" fo:padding-top="0.0208in" fo:padding-left="0.0208in" fo:padding-bottom="0.0208in" fo:padding-right="0.0208in"/>
    </style:style>
    <style:style style:name="P63" style:parent-style-name="TableContents" style:family="paragraph">
      <style:paragraph-properties fo:margin-bottom="0.1041in"/>
      <style:text-properties style:font-name="Helvetica Neue" fo:color="#333333" fo:font-size="10pt" style:font-size-asian="10pt"/>
    </style:style>
    <style:style style:name="TableRow64" style:family="table-row">
      <style:table-row-properties style:use-optimal-row-height="false"/>
    </style:style>
    <style:style style:name="TableCell65" style:family="table-cell">
      <style:table-cell-properties fo:border="0.0034in dashed #888888" style:writing-mode="lr-tb" style:vertical-align="middle" fo:padding-top="0.0208in" fo:padding-left="0.0208in" fo:padding-bottom="0.0208in" fo:padding-right="0.0208in"/>
    </style:style>
    <style:style style:name="P66" style:parent-style-name="TableContents" style:family="paragraph">
      <style:paragraph-properties fo:margin-bottom="0.1041in"/>
      <style:text-properties style:font-name="Helvetica Neue" fo:color="#333333" fo:font-size="10pt" style:font-size-asian="10pt"/>
    </style:style>
    <style:style style:name="TableCell67" style:family="table-cell">
      <style:table-cell-properties fo:border="0.0034in dashed #888888" style:writing-mode="lr-tb" style:vertical-align="middle" fo:padding-top="0.0208in" fo:padding-left="0.0208in" fo:padding-bottom="0.0208in" fo:padding-right="0.0208in"/>
    </style:style>
    <style:style style:name="P68" style:parent-style-name="TableContents" style:family="paragraph">
      <style:paragraph-properties fo:margin-bottom="0.1041in"/>
    </style:style>
    <style:style style:name="T69" style:parent-style-name="DefaultParagraphFont" style:family="text">
      <style:text-properties fo:color="#333333"/>
    </style:style>
    <style:style style:name="T70" style:parent-style-name="DefaultParagraphFont" style:family="text">
      <style:text-properties style:font-name="Helvetica Neue" fo:color="#333333" fo:font-size="10pt" style:font-size-asian="10pt"/>
    </style:style>
    <style:style style:name="TableCell71" style:family="table-cell">
      <style:table-cell-properties fo:border="0.0034in dashed #888888" style:writing-mode="lr-tb" style:vertical-align="middle" fo:padding-top="0.0208in" fo:padding-left="0.0208in" fo:padding-bottom="0.0208in" fo:padding-right="0.0208in"/>
    </style:style>
    <style:style style:name="P72" style:parent-style-name="TableContents" style:family="paragraph">
      <style:paragraph-properties fo:margin-bottom="0.1041in"/>
      <style:text-properties style:font-name="Helvetica Neue" fo:color="#333333" fo:font-size="10pt" style:font-size-asian="10pt"/>
    </style:style>
    <style:style style:name="TableRow73" style:family="table-row">
      <style:table-row-properties style:use-optimal-row-height="false"/>
    </style:style>
    <style:style style:name="TableCell74" style:family="table-cell">
      <style:table-cell-properties fo:border="0.0034in dashed #888888" style:writing-mode="lr-tb" style:vertical-align="middle" fo:padding-top="0.0208in" fo:padding-left="0.0208in" fo:padding-bottom="0.0208in" fo:padding-right="0.0208in"/>
    </style:style>
    <style:style style:name="P75" style:parent-style-name="TableContents" style:family="paragraph">
      <style:paragraph-properties fo:margin-bottom="0.1041in"/>
      <style:text-properties style:font-name="Helvetica Neue" fo:color="#333333" fo:font-size="10pt" style:font-size-asian="10pt"/>
    </style:style>
    <style:style style:name="TableCell76" style:family="table-cell">
      <style:table-cell-properties fo:border="0.0034in dashed #888888" style:writing-mode="lr-tb" style:vertical-align="middle" fo:padding-top="0.0208in" fo:padding-left="0.0208in" fo:padding-bottom="0.0208in" fo:padding-right="0.0208in"/>
    </style:style>
    <style:style style:name="P77" style:parent-style-name="TableContents" style:family="paragraph">
      <style:paragraph-properties fo:margin-bottom="0.1041in"/>
    </style:style>
    <style:style style:name="T78" style:parent-style-name="DefaultParagraphFont" style:family="text">
      <style:text-properties fo:color="#333333"/>
    </style:style>
    <style:style style:name="T79" style:parent-style-name="DefaultParagraphFont" style:family="text">
      <style:text-properties style:font-name="Helvetica Neue" fo:color="#333333" fo:font-size="10pt" style:font-size-asian="10pt"/>
    </style:style>
    <style:style style:name="TableCell80" style:family="table-cell">
      <style:table-cell-properties fo:border="0.0034in dashed #888888" style:writing-mode="lr-tb" style:vertical-align="middle" fo:padding-top="0.0208in" fo:padding-left="0.0208in" fo:padding-bottom="0.0208in" fo:padding-right="0.0208in"/>
    </style:style>
    <style:style style:name="P81" style:parent-style-name="TableContents" style:family="paragraph">
      <style:paragraph-properties fo:margin-bottom="0.1041in"/>
      <style:text-properties style:font-name="Helvetica Neue" fo:color="#333333" fo:font-size="10pt" style:font-size-asian="10pt"/>
    </style:style>
    <style:style style:name="TableRow82" style:family="table-row">
      <style:table-row-properties style:use-optimal-row-height="false"/>
    </style:style>
    <style:style style:name="TableCell83" style:family="table-cell">
      <style:table-cell-properties fo:border="0.0034in dashed #888888" style:writing-mode="lr-tb" style:vertical-align="middle" fo:padding-top="0.0208in" fo:padding-left="0.0208in" fo:padding-bottom="0.0208in" fo:padding-right="0.0208in"/>
    </style:style>
    <style:style style:name="P84" style:parent-style-name="TableContents" style:family="paragraph">
      <style:paragraph-properties fo:margin-bottom="0.1041in"/>
      <style:text-properties style:font-name="Helvetica Neue" fo:color="#333333" fo:font-size="10pt" style:font-size-asian="10pt"/>
    </style:style>
    <style:style style:name="TableCell85" style:family="table-cell">
      <style:table-cell-properties fo:border="0.0034in dashed #888888" style:writing-mode="lr-tb" style:vertical-align="middle" fo:padding-top="0.0208in" fo:padding-left="0.0208in" fo:padding-bottom="0.0208in" fo:padding-right="0.0208in"/>
    </style:style>
    <style:style style:name="P86" style:parent-style-name="TableContents" style:family="paragraph">
      <style:paragraph-properties fo:margin-bottom="0.1041in"/>
    </style:style>
    <style:style style:name="T87" style:parent-style-name="DefaultParagraphFont" style:family="text">
      <style:text-properties fo:color="#333333"/>
    </style:style>
    <style:style style:name="T88" style:parent-style-name="DefaultParagraphFont" style:family="text">
      <style:text-properties style:font-name="Helvetica Neue" fo:color="#333333" fo:font-size="10pt" style:font-size-asian="10pt"/>
    </style:style>
    <style:style style:name="TableCell89" style:family="table-cell">
      <style:table-cell-properties fo:border="0.0034in dashed #888888" style:writing-mode="lr-tb" style:vertical-align="middle" fo:padding-top="0.0208in" fo:padding-left="0.0208in" fo:padding-bottom="0.0208in" fo:padding-right="0.0208in"/>
    </style:style>
    <style:style style:name="P90" style:parent-style-name="TableContents" style:family="paragraph">
      <style:paragraph-properties fo:margin-bottom="0.1041in"/>
      <style:text-properties style:font-name="Helvetica Neue" fo:color="#333333" fo:font-size="10pt" style:font-size-asian="10pt"/>
    </style:style>
    <style:style style:name="TableRow91" style:family="table-row">
      <style:table-row-properties style:use-optimal-row-height="false"/>
    </style:style>
    <style:style style:name="TableCell92" style:family="table-cell">
      <style:table-cell-properties fo:border="0.0034in dashed #888888" style:writing-mode="lr-tb" style:vertical-align="middle" fo:padding-top="0.0208in" fo:padding-left="0.0208in" fo:padding-bottom="0.0208in" fo:padding-right="0.0208in"/>
    </style:style>
    <style:style style:name="P93" style:parent-style-name="TableContents" style:family="paragraph">
      <style:text-properties fo:color="#333333"/>
    </style:style>
    <style:style style:name="TableCell94" style:family="table-cell">
      <style:table-cell-properties fo:border="0.0034in dashed #888888" style:writing-mode="lr-tb" style:vertical-align="middle" fo:padding-top="0.0208in" fo:padding-left="0.0208in" fo:padding-bottom="0.0208in" fo:padding-right="0.0208in"/>
    </style:style>
    <style:style style:name="P95" style:parent-style-name="TableContents" style:family="paragraph">
      <style:text-properties fo:color="#333333"/>
    </style:style>
    <style:style style:name="TableCell96" style:family="table-cell">
      <style:table-cell-properties fo:border="0.0034in dashed #888888" style:writing-mode="lr-tb" style:vertical-align="middle" fo:padding-top="0.0208in" fo:padding-left="0.0208in" fo:padding-bottom="0.0208in" fo:padding-right="0.0208in"/>
    </style:style>
    <style:style style:name="P97" style:parent-style-name="TableContents" style:family="paragraph">
      <style:text-properties fo:color="#333333"/>
    </style:style>
    <style:style style:name="P98" style:parent-style-name="Textbody" style:family="paragraph">
      <style:paragraph-properties fo:margin-bottom="0.1041in" style:line-height-at-least="0.2083in"/>
      <style:text-properties fo:color="#333333"/>
    </style:style>
    <style:style style:name="P99" style:parent-style-name="Textbody" style:family="paragraph">
      <style:paragraph-properties fo:margin-bottom="0.1041in" style:line-height-at-least="0.2083in"/>
      <style:text-properties style:font-name="Helvetica Neue" fo:color="#333333"/>
    </style:style>
    <style:style style:name="P100" style:parent-style-name="Textbody" style:family="paragraph">
      <style:paragraph-properties fo:margin-bottom="0.1041in" style:line-height-at-least="0.2083in"/>
    </style:style>
    <style:style style:name="T101" style:parent-style-name="DefaultParagraphFont" style:family="text">
      <style:text-properties style:font-name="Helvetica Neue" fo:color="#333333"/>
    </style:style>
    <style:style style:name="T102" style:parent-style-name="DefaultParagraphFont" style:family="text">
      <style:text-properties style:font-name="Helvetica Neue" fo:color="#333333"/>
    </style:style>
    <style:style style:name="T103" style:parent-style-name="DefaultParagraphFont" style:family="text">
      <style:text-properties style:font-name="Helvetica Neue" fo:color="#333333"/>
    </style:style>
    <style:style style:name="T104" style:parent-style-name="DefaultParagraphFont" style:family="text">
      <style:text-properties style:font-name="Helvetica Neue" fo:color="#333333" style:text-underline-type="single" style:text-underline-style="solid" style:text-underline-width="auto" style:text-underline-mode="continuous"/>
    </style:style>
    <style:style style:name="T105" style:parent-style-name="DefaultParagraphFont" style:family="text">
      <style:text-properties style:font-name="Helvetica Neue" fo:color="#333333"/>
    </style:style>
    <style:style style:name="T106" style:parent-style-name="StrongEmphasis" style:family="text">
      <style:text-properties style:font-name="Helvetica Neue" fo:color="#333333"/>
    </style:style>
    <style:style style:name="T107" style:parent-style-name="StrongEmphasis" style:family="text">
      <style:text-properties style:font-name="Helvetica Neue" fo:color="#333333"/>
    </style:style>
    <style:style style:name="P108" style:parent-style-name="Textbody" style:family="paragraph">
      <style:paragraph-properties fo:margin-bottom="0.1041in" style:line-height-at-least="0.2083in"/>
      <style:text-properties style:font-name="Helvetica Neue" fo:color="#333333"/>
    </style:style>
    <style:style style:name="P109" style:parent-style-name="Textbody" style:family="paragraph">
      <style:paragraph-properties fo:margin-bottom="0.1041in" style:line-height-at-least="0.2083in"/>
      <style:text-properties style:font-name="Helvetica Neue" fo:color="#333333"/>
    </style:style>
    <style:style style:name="P110" style:parent-style-name="Textbody" style:family="paragraph">
      <style:paragraph-properties fo:margin-bottom="0.1041in" style:line-height-at-least="0.2083in"/>
      <style:text-properties style:font-name="Helvetica Neue" fo:color="#333333"/>
    </style:style>
    <style:style style:name="P111" style:parent-style-name="Textbody" style:family="paragraph">
      <style:paragraph-properties fo:margin-bottom="0.1041in" style:line-height-at-least="0.2083in"/>
      <style:text-properties style:font-name="Helvetica Neue" fo:color="#333333"/>
    </style:style>
    <style:style style:name="P112" style:parent-style-name="Textbody" style:family="paragraph">
      <style:paragraph-properties fo:margin-bottom="0.1041in" style:line-height-at-least="0.2083in"/>
      <style:text-properties style:font-name="Helvetica Neue" fo:color="#333333"/>
    </style:style>
    <style:style style:name="P113" style:parent-style-name="Textbody" style:family="paragraph">
      <style:paragraph-properties fo:margin-bottom="0.1041in" style:line-height-at-least="0.2083in"/>
    </style:style>
    <style:style style:name="T114" style:parent-style-name="DefaultParagraphFont" style:family="text">
      <style:text-properties style:font-name="Helvetica Neue" fo:color="#333333"/>
    </style:style>
    <style:style style:name="T115" style:parent-style-name="DefaultParagraphFont" style:family="text">
      <style:text-properties style:font-name="Helvetica Neue" fo:color="#333333" fo:font-size="10.5pt" style:font-size-asian="10.5pt"/>
    </style:style>
    <style:style style:name="T116" style:parent-style-name="DefaultParagraphFont" style:family="text">
      <style:text-properties style:font-name="Helvetica Neue" fo:color="#333333"/>
    </style:style>
    <style:style style:name="T117" style:parent-style-name="DefaultParagraphFont" style:family="text">
      <style:text-properties style:font-name="Helvetica Neue" fo:color="#333333"/>
    </style:style>
    <style:style style:name="T118" style:parent-style-name="DefaultParagraphFont" style:family="text">
      <style:text-properties style:font-name="Helvetica Neue" fo:color="#333333"/>
    </style:style>
    <style:style style:name="T119" style:parent-style-name="DefaultParagraphFont" style:family="text">
      <style:text-properties style:font-name="Helvetica Neue" fo:color="#333333" fo:font-size="10.5pt" style:font-size-asian="10.5pt"/>
    </style:style>
    <style:style style:name="T120" style:parent-style-name="DefaultParagraphFont" style:family="text">
      <style:text-properties style:font-name="Helvetica Neue" fo:color="#333333"/>
    </style:style>
    <style:style style:name="P121" style:parent-style-name="Textbody" style:family="paragraph">
      <style:paragraph-properties fo:margin-bottom="0.1041in" style:line-height-at-least="0.2083in"/>
      <style:text-properties style:font-name="Helvetica Neue" fo:color="#333333"/>
    </style:style>
    <style:style style:name="P122" style:parent-style-name="Textbody" style:family="paragraph">
      <style:paragraph-properties fo:margin-bottom="0.1041in" style:line-height-at-least="0.2083in"/>
      <style:text-properties fo:color="#333333"/>
    </style:style>
    <style:style style:name="P123" style:parent-style-name="Textbody" style:family="paragraph">
      <style:paragraph-properties fo:margin-bottom="0.1041in" style:line-height-at-least="0.2083in"/>
    </style:style>
    <style:style style:name="T124" style:parent-style-name="DefaultParagraphFont" style:family="text">
      <style:text-properties style:font-name="Helvetica Neue" fo:color="#333333"/>
    </style:style>
    <style:style style:name="T125" style:parent-style-name="DefaultParagraphFont" style:family="text">
      <style:text-properties style:font-name="Helvetica Neue" fo:color="#333333" fo:font-size="10.5pt" style:font-size-asian="10.5pt"/>
    </style:style>
    <style:style style:name="T126" style:parent-style-name="DefaultParagraphFont" style:family="text">
      <style:text-properties style:font-name="Helvetica Neue" fo:color="#333333"/>
    </style:style>
    <style:style style:name="T127" style:parent-style-name="DefaultParagraphFont" style:family="text">
      <style:text-properties style:font-name="Helvetica Neue" fo:color="#333333" fo:font-size="10.5pt" style:font-size-asian="10.5pt"/>
    </style:style>
    <style:style style:name="T128" style:parent-style-name="DefaultParagraphFont" style:family="text">
      <style:text-properties style:font-name="Helvetica Neue" fo:color="#333333"/>
    </style:style>
    <style:style style:name="T129" style:parent-style-name="DefaultParagraphFont" style:family="text">
      <style:text-properties style:font-name="Helvetica Neue" fo:color="#333333"/>
    </style:style>
    <style:style style:name="T130" style:parent-style-name="DefaultParagraphFont" style:family="text">
      <style:text-properties style:font-name="Helvetica Neue" fo:color="#333333" fo:font-size="10.5pt" style:font-size-asian="10.5pt"/>
    </style:style>
    <style:style style:name="T131" style:parent-style-name="DefaultParagraphFont" style:family="text">
      <style:text-properties style:font-name="Helvetica Neue" fo:color="#333333"/>
    </style:style>
    <style:style style:name="T132" style:parent-style-name="DefaultParagraphFont" style:family="text">
      <style:text-properties style:font-name="Helvetica Neue" fo:color="#333333" fo:font-size="10.5pt" style:font-size-asian="10.5pt"/>
    </style:style>
    <style:style style:name="T133" style:parent-style-name="DefaultParagraphFont" style:family="text">
      <style:text-properties style:font-name="Helvetica Neue" fo:color="#333333"/>
    </style:style>
    <style:style style:name="T134" style:parent-style-name="DefaultParagraphFont" style:family="text">
      <style:text-properties style:font-name="Helvetica Neue" fo:color="#333333" fo:font-size="10.5pt" style:font-size-asian="10.5pt"/>
    </style:style>
    <style:style style:name="T135" style:parent-style-name="DefaultParagraphFont" style:family="text">
      <style:text-properties style:font-name="Helvetica Neue" fo:color="#333333"/>
    </style:style>
    <style:style style:name="P136" style:parent-style-name="Textbody" style:family="paragraph">
      <style:paragraph-properties fo:margin-bottom="0.1041in" style:line-height-at-least="0.2083in"/>
      <style:text-properties fo:color="#333333"/>
    </style:style>
    <style:style style:name="P137" style:parent-style-name="Textbody" style:family="paragraph">
      <style:paragraph-properties fo:margin-bottom="0.1041in" style:line-height-at-least="0.2083in"/>
      <style:text-properties style:font-name="Helvetica Neue" fo:color="#333333"/>
    </style:style>
    <style:style style:name="P138" style:parent-style-name="Textbody" style:family="paragraph">
      <style:paragraph-properties fo:margin-bottom="0.1041in" style:line-height-at-least="0.2083in"/>
      <style:text-properties style:font-name="Helvetica Neue" fo:color="#333333"/>
    </style:style>
    <style:style style:name="P139" style:parent-style-name="Textbody" style:family="paragraph">
      <style:paragraph-properties fo:margin-bottom="0.1041in" style:line-height-at-least="0.2083in"/>
      <style:text-properties style:font-name="Helvetica Neue" fo:color="#333333"/>
    </style:style>
    <style:style style:name="P140" style:parent-style-name="Textbody" style:family="paragraph">
      <style:paragraph-properties fo:margin-bottom="0.1041in" style:line-height-at-least="0.2083in"/>
      <style:text-properties style:font-name="Helvetica Neue" fo:color="#333333"/>
    </style:style>
    <style:style style:name="P141" style:parent-style-name="Textbody" style:family="paragraph">
      <style:paragraph-properties fo:margin-bottom="0.1041in" style:line-height-at-least="0.2083in"/>
    </style:style>
    <style:style style:name="T142" style:parent-style-name="DefaultParagraphFont" style:family="text">
      <style:text-properties style:font-name="Helvetica Neue" fo:color="#333333"/>
    </style:style>
    <style:style style:name="T143" style:parent-style-name="DefaultParagraphFont" style:family="text">
      <style:text-properties style:font-name="Helvetica Neue" fo:color="#333333"/>
    </style:style>
    <style:style style:name="T144" style:parent-style-name="DefaultParagraphFont" style:family="text">
      <style:text-properties style:font-name="Helvetica Neue" fo:color="#333333" fo:font-size="10.5pt" style:font-size-asian="10.5pt"/>
    </style:style>
    <style:style style:name="T145" style:parent-style-name="DefaultParagraphFont" style:family="text">
      <style:text-properties style:font-name="Helvetica Neue" fo:color="#333333" fo:font-size="10.5pt" style:font-size-asian="10.5pt"/>
    </style:style>
    <style:style style:name="T146" style:parent-style-name="DefaultParagraphFont" style:family="text">
      <style:text-properties style:font-name="Helvetica Neue" fo:color="#333333"/>
    </style:style>
    <style:style style:name="P147" style:parent-style-name="Textbody" style:family="paragraph">
      <style:paragraph-properties fo:margin-bottom="0.1041in" style:line-height-at-least="0.2083in"/>
    </style:style>
    <style:style style:name="T148" style:parent-style-name="DefaultParagraphFont" style:family="text">
      <style:text-properties style:font-name="Helvetica Neue" fo:color="#333333"/>
    </style:style>
    <style:style style:name="P149" style:parent-style-name="Textbody" style:family="paragraph">
      <style:paragraph-properties fo:margin-bottom="0.1041in" style:line-height-at-least="0.2083in"/>
      <style:text-properties style:font-name="Helvetica Neue" fo:color="#333333"/>
    </style:style>
    <style:style style:name="P150" style:parent-style-name="Textbody" style:family="paragraph">
      <style:paragraph-properties fo:margin-bottom="0.1041in" style:line-height-at-least="0.2083in"/>
      <style:text-properties style:font-name="Helvetica Neue" fo:color="#333333"/>
    </style:style>
    <style:style style:name="P151" style:parent-style-name="Textbody" style:family="paragraph">
      <style:paragraph-properties fo:margin-bottom="0.1041in" style:line-height-at-least="0.2083in"/>
      <style:text-properties style:font-name="Helvetica Neue" fo:color="#333333"/>
    </style:style>
    <style:style style:name="P152" style:parent-style-name="Textbody" style:family="paragraph">
      <style:paragraph-properties fo:margin-bottom="0.1041in" style:line-height-at-least="0.2083in"/>
      <style:text-properties style:font-name="Helvetica Neue" fo:color="#333333"/>
    </style:style>
    <style:style style:name="P153" style:parent-style-name="Textbody" style:family="paragraph">
      <style:paragraph-properties fo:margin-bottom="0.1041in" style:line-height-at-least="0.2083in"/>
      <style:text-properties style:font-name="Helvetica Neue" fo:color="#333333"/>
    </style:style>
    <style:style style:name="P154" style:parent-style-name="Textbody" style:family="paragraph">
      <style:paragraph-properties fo:margin-bottom="0.1041in" style:line-height-at-least="0.2083in"/>
      <style:text-properties style:font-name="Helvetica Neue" fo:color="#333333"/>
    </style:style>
    <style:style style:name="P155" style:parent-style-name="Textbody" style:family="paragraph">
      <style:paragraph-properties fo:margin-bottom="0.1041in" style:line-height-at-least="0.2083in"/>
      <style:text-properties style:font-name="Helvetica Neue" fo:color="#333333"/>
    </style:style>
    <style:style style:name="P156" style:parent-style-name="Textbody" style:family="paragraph">
      <style:paragraph-properties fo:margin-bottom="0.1041in" style:line-height-at-least="0.2083in"/>
      <style:text-properties fo:color="#333333"/>
    </style:style>
  </office:automatic-styles>
  <office:body>
    <office:text text:use-soft-page-breaks="true">
      <text:p text:style-name="P1"><text:span text:style-name="T2">Course:  CS3810-</text:span><text:span text:style-name="T3">Computer Systems Organization and Architecture</text:span></text:p>
      <text:p text:style-name="P4">Text: Computer Organization and Design: The Hardware/Software Interface (fifth<text:s/>edition), D. Patterson and J.<text:s/>Hennessy, Morgan Kauffman, 2014.  ISBN-13: 978-0-12-407726-3</text:p>
      <text:p text:style-name="P5">Meets: MWF 01:30pm –<text:s/>2:20pm  <text:s/>Engineering 106</text:p>
      <text:p text:style-name="P6">Course Description: Examines organization and high-level architecture of computer systems. Covers terminology, data representation, Boolean algebra, and combinational sequential logic circuits. Covers processor and memory design for optimal performance, I/O subsystems, networking, and computer security.</text:p>
      <text:p text:style-name="P7">Prerequisites: 2.0 GPA; grade of C- or better in CS 1410. </text:p>
      <text:p text:style-name="P8">Credits: 3 </text:p>
      <text:p text:style-name="P9">Instructor: Prof.<text:s/>Bryan Willis </text:p>
      <text:p text:style-name="P10"><text:span text:style-name="T11">Email: </text:span><text:span text:style-name="T12">bryanwillisphd@gmail.com</text:span><text:span text:style-name="T13"> </text:span></text:p>
      <text:p text:style-name="P14">Phone: 435-757-4092</text:p>
      <text:p text:style-name="P15">Office:<text:s/></text:p>
      <text:p text:style-name="P16"><text:span text:style-name="T17">Office Hours:<text:s/></text:span><text:span text:style-name="T18">(as needed) in the Engineering Atrium.  </text:span><text:span text:style-name="T19">For all other times, please visit the receptionist in Old Main 414 to ask for availability.</text:span></text:p>
      <text:p text:style-name="P20">Course Objectives:</text:p>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text:span text:style-name="T28">objective</text:span></text:p>
          </table:table-cell>
          <table:table-cell table:style-name="TableCell29">
            <text:p text:style-name="P30"><text:span text:style-name="T31">level of proficiency   </text:span></text:p>
          </table:table-cell>
          <table:table-cell table:style-name="TableCell32">
            <text:p text:style-name="P33"><text:span text:style-name="T34">evaluation method</text:span></text:p>
          </table:table-cell>
        </table:table-row>
        <table:table-row table:style-name="TableRow35">
          <table:table-cell table:style-name="TableCell36">
            <text:p text:style-name="P37">memory hierarchy</text:p>
          </table:table-cell>
          <table:table-cell table:style-name="TableCell38">
            <text:p text:style-name="P39"><text:bookmark-start text:name="id4"/><text:bookmark-end text:name="id4"/> </text:p>
            <text:p text:style-name="P40">familiarity </text:p>
            <text:p text:style-name="P41"> </text:p>
          </table:table-cell>
          <table:table-cell table:style-name="TableCell42">
            <text:p text:style-name="P43">assignments, exams</text:p>
          </table:table-cell>
        </table:table-row>
        <table:table-row table:style-name="TableRow44">
          <table:table-cell table:style-name="TableCell45">
            <text:p text:style-name="P46"><text:span text:style-name="T47"> </text:span><text:span text:style-name="T48">virtual memory</text:span></text:p>
          </table:table-cell>
          <table:table-cell table:style-name="TableCell49">
            <text:p text:style-name="P50">mastery </text:p>
          </table:table-cell>
          <table:table-cell table:style-name="TableCell51">
            <text:p text:style-name="P52">assignments, exams</text:p>
          </table:table-cell>
        </table:table-row>
        <table:table-row table:style-name="TableRow53">
          <table:table-cell table:style-name="TableCell54">
            <text:p text:style-name="P55"><text:span text:style-name="T56"> </text:span><text:span text:style-name="T57">storage and I/O topics </text:span></text:p>
          </table:table-cell>
          <table:table-cell table:style-name="TableCell58">
            <text:p text:style-name="P59"><text:span text:style-name="T60"> </text:span><text:span text:style-name="T61">mastery</text:span></text:p>
          </table:table-cell>
          <table:table-cell table:style-name="TableCell62">
            <text:p text:style-name="P63">assignments, exams</text:p>
          </table:table-cell>
        </table:table-row>
        <table:table-row table:style-name="TableRow64">
          <table:table-cell table:style-name="TableCell65">
            <text:p text:style-name="P66">multicores &amp;<text:s/>multiprocessors</text:p>
          </table:table-cell>
          <table:table-cell table:style-name="TableCell67">
            <text:p text:style-name="P68"><text:span text:style-name="T69"> </text:span><text:span text:style-name="T70">familiarity</text:span></text:p>
          </table:table-cell>
          <table:table-cell table:style-name="TableCell71">
            <text:p text:style-name="P72">assignments, exams </text:p>
          </table:table-cell>
        </table:table-row>
        <table:table-row table:style-name="TableRow73">
          <table:table-cell table:style-name="TableCell74">
            <text:p text:style-name="P75">clusters</text:p>
          </table:table-cell>
          <table:table-cell table:style-name="TableCell76">
            <text:p text:style-name="P77"><text:span text:style-name="T78"> </text:span><text:span text:style-name="T79">mastery</text:span></text:p>
          </table:table-cell>
          <table:table-cell table:style-name="TableCell80">
            <text:p text:style-name="P81">assignments, exams</text:p>
          </table:table-cell>
        </table:table-row>
        <table:table-row table:style-name="TableRow82">
          <table:table-cell table:style-name="TableCell83">
            <text:p text:style-name="P84">GPU systems</text:p>
          </table:table-cell>
          <table:table-cell table:style-name="TableCell85">
            <text:p text:style-name="P86"><text:span text:style-name="T87"> </text:span><text:span text:style-name="T88">familiarity</text:span></text:p>
          </table:table-cell>
          <table:table-cell table:style-name="TableCell89">
            <text:p text:style-name="P90">assignments, exams</text:p>
          </table:table-cell>
        </table:table-row>
        <table:table-row table:style-name="TableRow91">
          <table:table-cell table:style-name="TableCell92">
            <text:p text:style-name="P93"> </text:p>
          </table:table-cell>
          <table:table-cell table:style-name="TableCell94">
            <text:p text:style-name="P95"> </text:p>
          </table:table-cell>
          <table:table-cell table:style-name="TableCell96">
            <text:p text:style-name="P97"> </text:p>
          </table:table-cell>
        </table:table-row>
      </table:table>
      <text:p text:style-name="P98"> </text:p>
      <text:p text:style-name="P99">How to contact me: Please<text:s/>email me<text:s/>if you have any question or need to talk to me. Feel free to<text:s/>ask short questions via email, but I may not respond if I am swamped (and I am often swamped).  </text:p>
      <text:p text:style-name="P100"><text:span text:style-name="T101"><text:s/></text:span><text:span text:style-name="T102">Attendance: Your attendance is expected -- every day class is scheduled.  I often make<text:s/></text:span><text:span text:style-name="T103">important<text:s/></text:span><text:span text:style-name="T104">announcements</text:span><text:span text:style-name="T105"><text:s/>in class that are not repeated on canvas.  </text:span><text:span text:style-name="T106">If you miss a class, please talk to someone<text:s/></text:span><text:soft-page-break/><text:span text:style-name="T107">else to find out what you missed.</text:span></text:p>
      <text:p text:style-name="P108">Course Handouts: Class notes, program assignments, and special announcements will be made available on canvas. </text:p>
      <text:p text:style-name="P109">Exams: Exams account for 70% of your final grade. There are five one-hour exams, each graded on a 100-point scale. Each exam emphasizes material covered in class since the previous exam; however, because the material for each exam builds on previous material, each exam can be considered comprehensive. Students are responsible for material covered in prerequisite courses.  All exams will be taken over the CS department iNetTest utility at ciltest.usu.edu and administered at the TarLab in ESLC 131.  Exams open at 10am<text:s/>on the Wednesday before they are due, and close at 10pm Friday of the due date. </text:p>
      <text:p text:style-name="P110">Make-up Exams: There will not be a need for any make-up exams in this class.</text:p>
      <text:p text:style-name="P111">Homework: Homework accounts for 30% of your final grade. There are 14 assignments, worth<text:s/>a total of 2400 points.  The point value for each homework problem is specified next to the problem in the text. The last homework assignment is a programming assignment worth a total of sixty points. Because electrons are easy to recycle, all homework will be submitted via canvas. </text:p>
      <text:p text:style-name="P112">Regrading: If you feel that an assignment or exam of yours has been graded incorrectly, submit a concise written summary of your concern to the instructor. Indicate specifically why you believe your work was graded incorrectly.<text:s/>Requests of the form "I feel I deserve more points" will be rejected almost instantaneously. </text:p>
      <text:p text:style-name="P113"><text:span text:style-name="T114">Points: </text:span><text:span text:style-name="T115"><text:line-break/></text:span><text:span text:style-name="T116">sum of all exams        </text:span><text:span text:style-name="T117"><text:s/></text:span><text:span text:style-name="T118">- 70 points </text:span><text:span text:style-name="T119"><text:line-break/></text:span><text:span text:style-name="T120">sum of all homework  - 30 points  </text:span></text:p>
      <text:p text:style-name="P121">total:                           100 points </text:p>
      <text:p text:style-name="P122"> </text:p>
      <text:p text:style-name="P123"><text:span text:style-name="T124">Grading: </text:span><text:span text:style-name="T125"><text:line-break/></text:span><text:span text:style-name="T126">90-100 points - A </text:span><text:span text:style-name="T127"><text:line-break/></text:span><text:span text:style-name="T128">80-8</text:span><text:span text:style-name="T129">9 points   - B </text:span><text:span text:style-name="T130"><text:line-break/></text:span><text:span text:style-name="T131">70-79 points   - C </text:span><text:span text:style-name="T132"><text:line-break/></text:span><text:span text:style-name="T133">50-69 points   - D </text:span><text:span text:style-name="T134"><text:line-break/></text:span><text:span text:style-name="T135">0-50 points     - F </text:span></text:p>
      <text:p text:style-name="P136"> </text:p>
      <text:p text:style-name="P137">Academic Dishonesty: This course adheres to the cheating policy for courses in the Department of Computer Science found at http://www.cs.usu.edu/htm/cheating-policy/. Cheating on assignments or exams in any form will not be tolerated. Negative point values, failure in the course, and academic expulsion are possible consequences of academic dishonesty. </text:p>
      <text:p text:style-name="P138">Extra Credit: No extra credit is available. Don't ask.  </text:p>
      <text:p text:style-name="P139">Incompletes: According to university policy, incompletes are not to be given for poor performance. There will be no incompletes given except for conditions beyond the student's control. Such conditions<text:s/><text:soft-page-break/>have to have written documentation. The term "conditions beyond the student's control" includes (1) incapacitating illnesses that prevent a student from attending classes for a period of at least two weeks; (2) a death in the immediate family; (3) financial responsibilities requiring a student to alter course schedule to secure employment; (4) change in work schedule as required by an employer; or (5) other emergencies of this nature. When an incomplete is given, it is anticipated that the remaining work will be finished within two or three weeks. If the course must be retaken to<text:s/>make up the work, an incomplete is not appropriate. There are provisions in case of emergency to permit a student to withdraw (grade of W) from a course after the regular drop period when it is not feasible to give an I.</text:p>
      <text:p text:style-name="P140">ADA Statement: Students with physical, sensory, emotional or medical impairments may be eligible for reasonable accommodations in accordance with the Americans with Disabilities Act and Section 504 of the Rehabilitation Act of 1973. All accommodations are coordinated through the Disability<text:s/>Resource Center (DRC) in Room 101 of the University Inn, 797-2444 voice, 797-0740 TTY, or toll free at 1-800-259-2966. Please contact the DRC as early in the semester as possible. Alternate format materials (Braille, large print or digital) are available with advance notice.</text:p>
      <text:p text:style-name="P141"><text:span text:style-name="T142">Late Adds: The last day to add this class is January 26. Attending this class beyond that date without being officially registered will not be approved by the Dean's Office. Students must be officially registered for this class. No assi</text:span><text:span text:style-name="T143">gnments or tests of any kind will be graded for students whose names do not appear on the class list.</text:span><text:span text:style-name="T144"><text:line-break/></text:span><text:span text:style-name="T145"><text:line-break/></text:span><text:span text:style-name="T146">Here are some important dates: </text:span></text:p>
      <text:p text:style-name="P147"><text:span text:style-name="T148">January 15- Last Day to Add Class</text:span></text:p>
      <text:p text:style-name="P149">January 18<text:s/>- MLK day (no class)</text:p>
      <text:p text:style-name="P150">February 15<text:s/>- President's Day (no class)</text:p>
      <text:p text:style-name="P151">February 16<text:s/>- Attend Monday Schedule</text:p>
      <text:p text:style-name="P152">March 7 - Last day to drop</text:p>
      <text:p text:style-name="P153">March 7-11<text:s/>- Spring Break (no class)</text:p>
      <text:p text:style-name="P154">April 29 – Classes End</text:p>
      <text:p text:style-name="P155">April 25-29<text:s/>- No Test Week</text:p>
      <text:p text:style-name="P156">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Helvetica Neue" svg:font-family="Helvetica Neue" style:font-family-generic="system"/>
    <style:font-face style:name="inherit" svg:font-family="inheri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yan Willis</meta:initial-creator>
    <dc:creator>Bryan Willis</dc:creator>
    <meta:creation-date>2015-12-23T16:23:00Z</meta:creation-date>
    <dc:date>2015-12-29T18:24:00Z</dc:date>
    <meta:template xlink:href="Normal" xlink:type="simple"/>
    <meta:editing-cycles>4</meta:editing-cycles>
    <meta:editing-duration>PT523680S</meta:editing-duration>
    <meta:document-statistic meta:page-count="3" meta:paragraph-count="12" meta:word-count="902" meta:character-count="6038" meta:row-count="42" meta:non-whitespace-character-count="5148"/>
  </office:meta>
</office:document-meta>
</file>